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3.1409in"/>
    </style:style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9335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6008in"/>
    </style:style>
    <style:style style:name="co16" style:family="table-column">
      <style:table-column-properties fo:break-before="auto" style:column-width="1.9083in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style:text-position=""/>
    </style:style>
    <style:style style:name="ce11" style:family="table-cell" style:parent-style-name="Default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6pt solid #000000" style:vertical-align="top"/>
      <style:text-properties style:use-window-font-color="true" style:text-position=""/>
    </style:style>
    <style:style style:name="ce7" style:family="table-cell" style:parent-style-name="Default">
      <style:table-cell-properties fo:background-color="#c0c0c0" fo:border="0.06pt solid #000000" style:vertical-align="top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text-position=""/>
    </style:style>
    <style:style style:name="ce9" style:family="table-cell" style:parent-style-name="Default">
      <style:table-cell-properties fo:border="0.06pt solid #000000" style:vertical-align="top"/>
      <style:text-properties style:text-position="" style:font-name="Arial" fo:font-weight="normal" style:font-name-asian="Droid Sans Fallback" style:font-weight-asian="normal" style:font-name-complex="Lohit Hindi" style:font-weight-complex="normal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font-name-asian="Droid Sans Fallback" style:font-weight-asian="normal" style:font-name-complex="Lohit Hindi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pt" style:font-size-asian="10pt" style:font-size-complex="10pt"/>
    </style:style>
    <style:style style:name="T5" style:family="text">
      <style:text-properties style:text-position="0% 100%"/>
    </style:style>
  </office:automatic-styles>
  <office:body>
    <office:spreadsheet>
      <table:table table:name="System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8">
          <table:table-cell table:style-name="ce12" office:value-type="string">
            <text:p>R<text:span text:style-name="T2">A</text:span> (Ω)</text:p>
          </table:table-cell>
          <table:table-cell table:style-name="ce15" office:value-type="float" office:value="100000">
            <text:p>100000</text:p>
          </table:table-cell>
          <table:table-cell table:style-name="ce13"/>
          <table:table-cell table:style-name="ce13" office:value-type="string">
            <text:p>Duty Cycle Pulse Width (s)</text:p>
          </table:table-cell>
          <table:table-cell table:style-name="ce17" office:value-type="float" office:value="0.0224">
            <text:p>0.0224</text:p>
          </table:table-cell>
          <table:table-cell table:number-columns-repeated="3"/>
        </table:table-row>
        <table:table-row table:style-name="ro8">
          <table:table-cell table:style-name="ce12" office:value-type="string">
            <text:p>R<text:span text:style-name="T2">B</text:span> (Ω)</text:p>
          </table:table-cell>
          <table:table-cell table:style-name="ce15" office:value-type="float" office:value="4600">
            <text:p>4600</text:p>
          </table:table-cell>
          <table:table-cell table:style-name="ce16"/>
          <table:table-cell table:style-name="ce13" office:value-type="string">
            <text:p>Duty Cycle Pulse Period (s)</text:p>
          </table:table-cell>
          <table:table-cell table:style-name="ce18" office:value-type="float" office:value="1.27">
            <text:p>1.27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GAIN</text:p>
          </table:table-cell>
          <table:table-cell table:style-name="ce15" table:formula="of:=1+[.B1]/[.B2]" office:value-type="float" office:value="22.7391304347826">
            <text:p>22.7391304348</text:p>
          </table:table-cell>
          <table:table-cell table:style-name="ce16"/>
          <table:table-cell table:style-name="ce16" office:value-type="string">
            <text:p>Duty Cycle (%)</text:p>
          </table:table-cell>
          <table:table-cell table:style-name="ce18" table:formula="of:=[.E1]/([.E1]+[.E2])*100" office:value-type="float" office:value="1.73320953265243">
            <text:p>1.7332095327</text:p>
          </table:table-cell>
          <table:table-cell table:number-columns-repeated="3"/>
        </table:table-row>
        <table:table-row table:style-name="ro2">
          <table:table-cell/>
          <table:table-cell table:style-name="ce16" table:number-columns-repeated="4"/>
          <table:table-cell table:number-columns-repeated="3"/>
        </table:table-row>
        <table:table-row table:style-name="ro2">
          <table:table-cell table:style-name="ce13" table:number-columns-repeated="5"/>
          <table:table-cell table:number-columns-repeated="3"/>
        </table:table-row>
        <table:table-row table:style-name="ro8">
          <table:table-cell table:style-name="ce14" office:value-type="string">
            <text:p>Configuration</text:p>
          </table:table-cell>
          <table:table-cell table:style-name="ce14" office:value-type="string">
            <text:p>V<text:span text:style-name="T2">UC</text:span> = V<text:span text:style-name="T2">L</text:span> (V)</text:p>
          </table:table-cell>
          <table:table-cell table:style-name="ce14" office:value-type="string">
            <text:p>I<text:span text:style-name="T2">EST</text:span> (A)</text:p>
          </table:table-cell>
          <table:table-cell table:style-name="ce14" office:value-type="string">
            <text:p>R<text:span text:style-name="T3">CAM</text:span> = R<text:span text:style-name="T2">L</text:span><text:span text:style-name="T5"> (Ω)</text:span></text:p>
          </table:table-cell>
          <table:table-cell table:style-name="ce14" office:value-type="string">
            <text:p>R<text:span text:style-name="T2">SENSE</text:span> (Ω)</text:p>
          </table:table-cell>
          <table:table-cell table:style-name="ce14" office:value-type="string">
            <text:p>V<text:span text:style-name="T2">CAM</text:span> (V)</text:p>
          </table:table-cell>
          <table:table-cell table:style-name="ce14" office:value-type="string">
            <text:p>V<text:span text:style-name="T2">MEAS</text:span> (V)</text:p>
          </table:table-cell>
          <table:table-cell table:style-name="ce14" office:value-type="string">
            <text:p>I<text:span text:style-name="T2">CALC</text:span> (A)</text:p>
          </table:table-cell>
        </table:table-row>
        <table:table-row table:style-name="ro2">
          <table:table-cell table:style-name="ce15" office:value-type="string">
            <text:p>48MHz</text:p>
          </table:table-cell>
          <table:table-cell table:style-name="ce15" office:value-type="float" office:value="3.7">
            <text:p>3.7</text:p>
          </table:table-cell>
          <table:table-cell table:style-name="ce15" office:value-type="float" office:value="0.03">
            <text:p>0.03</text:p>
          </table:table-cell>
          <table:table-cell table:style-name="ce15" table:formula="of:=[.B7]/[.C7]" office:value-type="float" office:value="123.333333333333">
            <text:p>123.3333333333</text:p>
          </table:table-cell>
          <table:table-cell table:style-name="ce15" office:value-type="float" office:value="1.1">
            <text:p>1.1</text:p>
          </table:table-cell>
          <table:table-cell table:style-name="ce15" table:formula="of:=[.B7]" office:value-type="float" office:value="3.7">
            <text:p>3.7</text:p>
          </table:table-cell>
          <table:table-cell table:style-name="ce15"/>
          <table:table-cell table:style-name="ce15" table:formula="of:=([.G7]/[.B3])/[.E7]" office:value-type="float" office:value="0">
            <text:p>0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C" table:style-name="ta1">
        <table:table-column table:style-name="co2" table:default-cell-style-name="Default"/>
        <table:table-row table:style-name="ro2">
          <table:table-cell table:style-name="ce1" office:value-type="string">
            <text:p>Variables:</text:p>
          </table:table-cell>
        </table:table-row>
        <table:table-row table:style-name="ro2">
          <table:table-cell office:value-type="string">
            <text:p>Frequency</text:p>
          </table:table-cell>
        </table:table-row>
        <table:table-row table:style-name="ro2">
          <table:table-cell office:value-type="string">
            <text:p>Peripheral Config</text:p>
          </table:table-cell>
        </table:table-row>
        <table:table-row table:style-name="ro2">
          <table:table-cell/>
        </table:table-row>
        <table:table-row table:style-name="ro2">
          <table:table-cell table:style-name="ce1" office:value-type="string">
            <text:p>Configuration:</text:p>
          </table:table-cell>
        </table:table-row>
        <table:table-row table:style-name="ro2">
          <table:table-cell office:value-type="string">
            <text:p>Initial @ 115.2k</text:p>
          </table:table-cell>
        </table:table-row>
        <table:table-row table:style-name="ro2">
          <table:table-cell office:value-type="string">
            <text:p>Provisioned @ 921.6k</text:p>
          </table:table-cell>
        </table:table-row>
      </table:table>
      <table:table table:name="Stonyman" table:style-name="ta1"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row table:style-name="ro8">
          <table:table-cell table:style-name="ce12" office:value-type="string">
            <text:p>R<text:span text:style-name="T2">A</text:span> (Ω)</text:p>
          </table:table-cell>
          <table:table-cell table:style-name="ce15" office:value-type="float" office:value="630000">
            <text:p>630000</text:p>
          </table:table-cell>
          <table:table-cell table:style-name="ce13" table:number-columns-repeated="3"/>
          <table:table-cell table:number-columns-repeated="3"/>
        </table:table-row>
        <table:table-row table:style-name="ro8">
          <table:table-cell table:style-name="ce12" office:value-type="string">
            <text:p>R<text:span text:style-name="T2">B</text:span> (Ω)</text:p>
          </table:table-cell>
          <table:table-cell table:style-name="ce15" office:value-type="float" office:value="6300">
            <text:p>6300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12" office:value-type="string">
            <text:p>GAIN</text:p>
          </table:table-cell>
          <table:table-cell table:style-name="ce15" table:formula="of:=1+[.B1]/[.B2]" office:value-type="float" office:value="101">
            <text:p>101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/>
          <table:table-cell table:style-name="ce16" table:number-columns-repeated="4"/>
          <table:table-cell table:number-columns-repeated="3"/>
        </table:table-row>
        <table:table-row table:style-name="ro2">
          <table:table-cell table:style-name="ce13" table:number-columns-repeated="5"/>
          <table:table-cell table:number-columns-repeated="3"/>
        </table:table-row>
        <table:table-row table:style-name="ro8">
          <table:table-cell table:style-name="ce14" office:value-type="string">
            <text:p>Configuration</text:p>
          </table:table-cell>
          <table:table-cell table:style-name="ce14" office:value-type="string">
            <text:p>V<text:span text:style-name="T2">CAM</text:span> = V<text:span text:style-name="T2">L</text:span> (V)</text:p>
          </table:table-cell>
          <table:table-cell table:style-name="ce14" office:value-type="string">
            <text:p>I<text:span text:style-name="T2">EST</text:span> (A)</text:p>
          </table:table-cell>
          <table:table-cell table:style-name="ce14" office:value-type="string">
            <text:p>R<text:span text:style-name="T3">CAM</text:span> = R<text:span text:style-name="T2">L</text:span><text:span text:style-name="T5"> (Ω)</text:span></text:p>
          </table:table-cell>
          <table:table-cell table:style-name="ce14" office:value-type="string">
            <text:p>R<text:span text:style-name="T2">SENSE</text:span> (Ω)</text:p>
          </table:table-cell>
          <table:table-cell table:style-name="ce14" office:value-type="string">
            <text:p>V<text:span text:style-name="T2">CAM</text:span> (V)</text:p>
          </table:table-cell>
          <table:table-cell table:style-name="ce14" office:value-type="string">
            <text:p>V<text:span text:style-name="T2">MEAS</text:span> (V)</text:p>
          </table:table-cell>
          <table:table-cell table:style-name="ce14" office:value-type="string">
            <text:p>I<text:span text:style-name="T2">CALC</text:span> (A)</text:p>
          </table:table-cell>
        </table:table-row>
        <table:table-row table:style-name="ro10">
          <table:table-cell table:style-name="ce15" office:value-type="string">
            <text:p>Boyan's (Lower)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0.00075">
            <text:p>0.00075</text:p>
          </table:table-cell>
          <table:table-cell table:style-name="ce15" table:formula="of:=[.B7]/[.C7]" office:value-type="float" office:value="4400">
            <text:p>4400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2.08">
            <text:p>2.08</text:p>
          </table:table-cell>
          <table:table-cell table:style-name="ce15" table:formula="of:=([.G7]/[.B3])/[.E7]" office:value-type="float" office:value="0.000478931614091642">
            <text:p>0.0004789316</text:p>
          </table:table-cell>
        </table:table-row>
        <table:table-row table:style-name="ro10">
          <table:table-cell table:style-name="ce15" office:value-type="string">
            <text:p>Boyan's (Higher)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0.00075">
            <text:p>0.00075</text:p>
          </table:table-cell>
          <table:table-cell table:style-name="ce15" table:formula="of:=[.B8]/[.C8]" office:value-type="float" office:value="4400">
            <text:p>4400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3.76">
            <text:p>3.76</text:p>
          </table:table-cell>
          <table:table-cell table:style-name="ce15" table:formula="of:=([.G8]/[.B3])/[.E8]" office:value-type="float" office:value="0.000865760994704121">
            <text:p>0.000865761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BT2632" table:style-name="ta1"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1">
          <table:table-cell table:style-name="ce12" office:value-type="string">
            <text:p>R<text:span text:style-name="T2">A</text:span> (Ω)</text:p>
          </table:table-cell>
          <table:table-cell table:style-name="ce15" office:value-type="float" office:value="100000">
            <text:p>100000</text:p>
          </table:table-cell>
          <table:table-cell table:style-name="ce13"/>
          <table:table-cell table:style-name="ce13" office:value-type="string">
            <text:p>Duty Cycle Pulse Width (s)</text:p>
          </table:table-cell>
          <table:table-cell table:style-name="ce17" office:value-type="float" office:value="0.0224">
            <text:p>0.0224</text:p>
          </table:table-cell>
          <table:table-cell table:number-columns-repeated="3"/>
        </table:table-row>
        <table:table-row table:style-name="ro11">
          <table:table-cell table:style-name="ce12" office:value-type="string">
            <text:p>R<text:span text:style-name="T2">B</text:span> (Ω)</text:p>
          </table:table-cell>
          <table:table-cell table:style-name="ce15" office:value-type="float" office:value="4600">
            <text:p>4600</text:p>
          </table:table-cell>
          <table:table-cell table:style-name="ce16"/>
          <table:table-cell table:style-name="ce13" office:value-type="string">
            <text:p>Duty Cycle Pulse Period (s)</text:p>
          </table:table-cell>
          <table:table-cell table:style-name="ce18" office:value-type="float" office:value="1.27">
            <text:p>1.27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GAIN</text:p>
          </table:table-cell>
          <table:table-cell table:style-name="ce15" table:formula="of:=1+[.B1]/[.B2]" office:value-type="float" office:value="22.7391304347826">
            <text:p>22.7391304348</text:p>
          </table:table-cell>
          <table:table-cell table:style-name="ce16"/>
          <table:table-cell table:style-name="ce16" office:value-type="string">
            <text:p>Duty Cycle (%)</text:p>
          </table:table-cell>
          <table:table-cell table:style-name="ce18" table:formula="of:=[.E1]/([.E1]+[.E2])*100" office:value-type="float" office:value="1.73320953265243">
            <text:p>1.7332095327</text:p>
          </table:table-cell>
          <table:table-cell table:number-columns-repeated="3"/>
        </table:table-row>
        <table:table-row table:style-name="ro2">
          <table:table-cell/>
          <table:table-cell table:style-name="ce16" table:number-columns-repeated="4"/>
          <table:table-cell table:number-columns-repeated="3"/>
        </table:table-row>
        <table:table-row table:style-name="ro2">
          <table:table-cell table:style-name="ce13" table:number-columns-repeated="5"/>
          <table:table-cell table:number-columns-repeated="3"/>
        </table:table-row>
        <table:table-row table:style-name="ro8">
          <table:table-cell table:style-name="ce14" office:value-type="string">
            <text:p>Configuration</text:p>
          </table:table-cell>
          <table:table-cell table:style-name="ce14" office:value-type="string">
            <text:p>V<text:span text:style-name="T2">BT</text:span> = V<text:span text:style-name="T3">L</text:span> (V)</text:p>
          </table:table-cell>
          <table:table-cell table:style-name="ce14" office:value-type="string">
            <text:p>I<text:span text:style-name="T2">EST</text:span> (A)</text:p>
          </table:table-cell>
          <table:table-cell table:style-name="ce14" office:value-type="string">
            <text:p>R<text:span text:style-name="T2">BT</text:span> = R<text:span text:style-name="T2">L</text:span> (Ω)</text:p>
          </table:table-cell>
          <table:table-cell table:style-name="ce14" office:value-type="string">
            <text:p>R<text:span text:style-name="T2">SENSE</text:span> (Ω)</text:p>
          </table:table-cell>
          <table:table-cell table:style-name="ce14" office:value-type="string">
            <text:p>V<text:span text:style-name="T2">CAM</text:span> (V)</text:p>
          </table:table-cell>
          <table:table-cell table:style-name="ce14" office:value-type="string">
            <text:p>V<text:span text:style-name="T2">MEAS</text:span> (V)</text:p>
          </table:table-cell>
          <table:table-cell table:style-name="ce14" office:value-type="string">
            <text:p>I<text:span text:style-name="T2">CALC</text:span> (A)</text:p>
          </table:table-cell>
        </table:table-row>
        <table:table-row table:style-name="ro2">
          <table:table-cell table:style-name="ce15" office:value-type="string">
            <text:p>Idle with Duty Cycle</text:p>
          </table:table-cell>
          <table:table-cell table:style-name="ce15" office:value-type="float" office:value="3.3">
            <text:p>3.3</text:p>
          </table:table-cell>
          <table:table-cell table:style-name="ce15" office:value-type="string">
            <text:p>?</text:p>
          </table:table-cell>
          <table:table-cell table:style-name="ce15" table:formula="of:=[.B7]/[.C7]" office:value-type="float" office:value="0">
            <text:p>#VALUE!</text:p>
          </table:table-cell>
          <table:table-cell table:style-name="ce15" office:value-type="float" office:value="1.1">
            <text:p>1.1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0.977">
            <text:p>0.977</text:p>
          </table:table-cell>
          <table:table-cell table:style-name="ce19" table:formula="of:=([.G7]/[.B3])/[.E7]" office:value-type="float" office:value="0.0390596210672692">
            <text:p>0.0390596211</text:p>
          </table:table-cell>
        </table:table-row>
        <table:table-row table:style-name="ro2">
          <table:table-cell table:style-name="ce15" office:value-type="string">
            <text:p>Activity</text:p>
          </table:table-cell>
          <table:table-cell table:style-name="ce15" office:value-type="float" office:value="3.3">
            <text:p>3.3</text:p>
          </table:table-cell>
          <table:table-cell table:style-name="ce15" office:value-type="string">
            <text:p>?</text:p>
          </table:table-cell>
          <table:table-cell table:style-name="ce15" table:formula="of:=[.B8]/[.C8]" office:value-type="float" office:value="0">
            <text:p>#VALUE!</text:p>
          </table:table-cell>
          <table:table-cell table:style-name="ce15" office:value-type="float" office:value="1.1">
            <text:p>1.1</text:p>
          </table:table-cell>
          <table:table-cell table:style-name="ce15" office:value-type="float" office:value="3.3">
            <text:p>3.3</text:p>
          </table:table-cell>
          <table:table-cell table:style-name="ce15" office:value-type="float" office:value="1.72">
            <office:annotation draw:style-name="gr1" draw:text-style-name="P1" svg:width="1.1413in" svg:height="0.5457in" svg:x="8.1894in" svg:y="0.6917in" draw:caption-point-x="-0.2402in" draw:caption-point-y="0.5945in">
              <dc:date>2013-01-23T00:00:00</dc:date>
              <text:p text:style-name="P1">Taken with mean while transmitting</text:p>
            </office:annotation>
            <text:p>1.72</text:p>
          </table:table-cell>
          <table:table-cell table:style-name="ce15" table:formula="of:=([.G8]/[.B3])/[.E8]" office:value-type="float" office:value="0.0687641230662263">
            <text:p>0.0687641231</text:p>
          </table:table-cell>
        </table:table-row>
        <table:table-row table:style-name="ro2">
          <table:table-cell/>
          <table:table-cell office:value-type="float" office:value="0.166">
            <text:p>0.166</text:p>
          </table:table-cell>
          <table:table-cell office:value-type="float" office:value="0.1">
            <text:p>0.1</text:p>
          </table:table-cell>
          <table:table-cell table:formula="of:=[.B9]/[.C9]" office:value-type="float" office:value="1.66">
            <text:p>1.66</text:p>
          </table:table-cell>
          <table:table-cell table:number-columns-repeated="4"/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EDs" table:style-name="ta1">
        <table:table-column table:style-name="co1" table:default-cell-style-name="Default"/>
        <table:table-row table:style-name="ro2">
          <table:table-cell/>
        </table:table-row>
      </table:table>
      <table:table table:name="Configuration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5">
          <table:table-cell table:style-name="ce6"/>
          <table:table-cell table:style-name="ce7" office:value-type="string">
            <text:p>uC</text:p>
          </table:table-cell>
          <table:table-cell table:style-name="ce7" office:value-type="string">
            <text:p>Stonyman</text:p>
          </table:table-cell>
          <table:table-cell table:style-name="ce7" office:value-type="string">
            <text:p>SPB2632</text:p>
          </table:table-cell>
        </table:table-row>
        <table:table-row table:style-name="ro6">
          <table:table-cell table:style-name="ce7" office:value-type="string">
            <text:p>Variables</text:p>
          </table:table-cell>
          <table:table-cell table:style-name="ce9" office:value-type="string">
            <text:p><text:span text:style-name="T4">CPU Frequency</text:span></text:p>
            <text:p><text:span text:style-name="T4">Peripheral Configurations</text:span></text:p>
            <text:p><text:span text:style-name="T4">Run mode?</text:span></text:p>
          </table:table-cell>
          <table:table-cell table:style-name="ce11" office:value-type="string">
            <text:p>Input Voltage</text:p>
            <text:p>VREF value</text:p>
            <text:p>BIAS values</text:p>
          </table:table-cell>
          <table:table-cell table:style-name="ce11" office:value-type="string">
            <text:p>Module CPU Frequency</text:p>
            <text:p>Baudrate?</text:p>
            <text:p>Run mode?</text:p>
            <text:p>Duty cycle?</text:p>
          </table:table-cell>
        </table:table-row>
        <table:table-row table:style-name="ro7">
          <table:table-cell table:style-name="ce7" office:value-type="string">
            <text:p>Configurations</text:p>
          </table:table-cell>
          <table:table-cell table:style-name="ce10"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13-01-21T14:31:29</meta:creation-date>
    <meta:generator>LibreOffice/3.5$Linux_X86_64 LibreOffice_project/350m1$Build-2</meta:generator>
    <dc:date>2013-01-23T02:28:02</dc:date>
    <dc:creator>Russ </dc:creator>
    <meta:editing-duration>PT2H55M58S</meta:editing-duration>
    <meta:editing-cycles>6</meta:editing-cycles>
    <meta:document-statistic meta:table-count="6" meta:cell-count="111" meta:object-count="0"/>
  </office:meta>
</office:document-meta>
</file>